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fee" officeooo:paragraph-rsid="0015ce23"/>
    </style:style>
    <style:style style:name="P2" style:family="paragraph" style:parent-style-name="Standard">
      <style:text-properties officeooo:rsid="0026e2f2" officeooo:paragraph-rsid="0026e2f2"/>
    </style:style>
    <style:style style:name="P3" style:family="paragraph" style:parent-style-name="Standard">
      <style:text-properties officeooo:rsid="0015ce23" officeooo:paragraph-rsid="0028cd4d"/>
    </style:style>
    <style:style style:name="P4" style:family="paragraph" style:parent-style-name="Standard">
      <style:text-properties officeooo:rsid="002a0f2d" officeooo:paragraph-rsid="002a0f2d"/>
    </style:style>
    <style:style style:name="P5" style:family="paragraph" style:parent-style-name="Standard">
      <style:text-properties officeooo:rsid="0028cd4d" officeooo:paragraph-rsid="0028cd4d"/>
    </style:style>
    <style:style style:name="P6" style:family="paragraph" style:parent-style-name="Standard">
      <style:text-properties officeooo:rsid="0028cd4d" officeooo:paragraph-rsid="002a0f2d"/>
    </style:style>
    <style:style style:name="T1" style:family="text">
      <style:text-properties officeooo:rsid="0028cd4d"/>
    </style:style>
    <style:style style:name="T2" style:family="text">
      <style:text-properties officeooo:rsid="002a0f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ustomerReference: </text:span><text:placeholder text:placeholder-type="text">&lt;$salesOrder.CustomerReference&gt;</text:placeholder></text:p>
      <text:p text:style-name="P2"><text:span text:style-name="T1">CustomerReference: </text:span>{{salesOrder.CustomerReference}} </text:p>
      <text:p text:style-name="P2"/>
      <text:p text:style-name="P4">value: <text:placeholder text:placeholder-type="text">&lt;$value&gt;</text:placeholder></text:p>
      <text:p text:style-name="P5">value: {{value}}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34S</meta:editing-duration>
    <meta:editing-cycles>26</meta:editing-cycles>
    <meta:generator>LibreOffice/6.1.2.1$Windows_X86_64 LibreOffice_project/65905a128db06ba48db947242809d14d3f9a93fe</meta:generator>
    <dc:date>2018-10-04T11:42:07.032000000</dc:date>
    <meta:document-statistic meta:table-count="0" meta:image-count="0" meta:object-count="0" meta:page-count="1" meta:paragraph-count="4" meta:word-count="8" meta:character-count="133" meta:non-whitespace-character-count="128"/>
    <meta:user-defined meta:name="Info 1"/>
    <meta:user-defined meta:name="Info 2"/>
    <meta:user-defined meta:name="Info 3"/>
    <meta:user-defined meta:name="Info 4"/>
  </office:meta>
</office:document-meta>
</file>